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0998f" officeooo:paragraph-rsid="0000998f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0998f" officeooo:paragraph-rsid="0000998f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0998f" officeooo:paragraph-rsid="0000998f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0998f" officeooo:paragraph-rsid="00038717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25bc5" officeooo:paragraph-rsid="00025bc5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38717" officeooo:paragraph-rsid="00038717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7c836" officeooo:paragraph-rsid="0007c836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4d33f" officeooo:paragraph-rsid="00038717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4d33f" officeooo:paragraph-rsid="0000998f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623fc" officeooo:paragraph-rsid="0000998f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87e05" officeooo:paragraph-rsid="0000998f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style:text-underline-style="none" fo:font-weight="bold" officeooo:rsid="0000998f" officeooo:paragraph-rsid="0000998f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style:text-underline-style="none" fo:font-weight="bold" officeooo:rsid="0007c836" officeooo:paragraph-rsid="0007c836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style:text-underline-style="none" fo:font-weight="bold" officeooo:rsid="0007c836" officeooo:paragraph-rsid="0000998f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fo:font-size="14pt" style:text-underline-style="none" fo:font-weight="normal" officeooo:rsid="0000998f" officeooo:paragraph-rsid="0007c836" style:font-size-asian="12.25pt" style:font-weight-asian="normal" style:font-size-complex="14pt" style:font-weight-complex="normal"/>
    </style:style>
    <style:style style:name="T1" style:family="text">
      <style:text-properties officeooo:rsid="00025bc5"/>
    </style:style>
    <style:style style:name="T2" style:family="text">
      <style:text-properties officeooo:rsid="00038717"/>
    </style:style>
    <style:style style:name="T3" style:family="text">
      <style:text-properties officeooo:rsid="0004d33f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7c836" style:font-style-asian="italic" style:font-style-complex="italic"/>
    </style:style>
    <style:style style:name="T6" style:family="text">
      <style:text-properties officeooo:rsid="00087e05"/>
    </style:style>
    <style:style style:name="T7" style:family="text">
      <style:text-properties officeooo:rsid="000b85e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chelor Thesis Detailed Outline</text:p>
      <text:p text:style-name="P2"/>
      <text:p text:style-name="P2"/>
      <text:p text:style-name="P3">1. Introduction</text:p>
      <text:p text:style-name="P3"><text:tab/></text:p>
      <text:p text:style-name="P14">Quantum Computation</text:p>
      <text:p text:style-name="P12"/>
      <text:p text:style-name="P3"><text:tab/>1.1 <text:span text:style-name="T1">Qubits</text:span></text:p>
      <text:p text:style-name="P3"/>
      <text:p text:style-name="P3"><text:tab/>1.2 <text:span text:style-name="T2">One Qubit Gates</text:span></text:p>
      <text:p text:style-name="P3"/>
      <text:p text:style-name="P3"><text:tab/><text:span text:style-name="T7">(introduce bloch sphere???)</text:span></text:p>
      <text:p text:style-name="P3"/>
      <text:p text:style-name="P5"><text:tab/><text:tab/>1.2.1 NOT-Gate (bit flip)</text:p>
      <text:p text:style-name="P5"/>
      <text:p text:style-name="P5"><text:tab/><text:tab/>1.2.2 Z-Gate (phase flip)</text:p>
      <text:p text:style-name="P5"/>
      <text:p text:style-name="P5"><text:tab/><text:tab/>1.2.3 Y-Gate (bit and phase flip)</text:p>
      <text:p text:style-name="P5"/>
      <text:p text:style-name="P5"><text:tab/><text:tab/>1.2.4 <text:span text:style-name="T2">Hadamard Gate</text:span></text:p>
      <text:p text:style-name="P5"/>
      <text:p text:style-name="P6"><text:tab/><text:tab/>1.2.5 <text:span text:style-name="T1">Clifford Gates (H, S, Sdagger) &gt;&gt; unsure if needed!</text:span></text:p>
      <text:p text:style-name="P6"/>
      <text:p text:style-name="P6"><text:tab/><text:tab/><text:span text:style-name="T3">1.2.6 T and Tdagger Gate (sqrt(S), pi/4 rotation)</text:span></text:p>
      <text:p text:style-name="P6"/>
      <text:p text:style-name="P6"><text:tab/>1.3 <text:span text:style-name="T3">Multiple Qubit Gates</text:span></text:p>
      <text:p text:style-name="P6"/>
      <text:p text:style-name="P8"><text:tab/><text:tab/>1.3.1 CNOT Gate</text:p>
      <text:p text:style-name="P6"/>
      <text:p text:style-name="P6"><text:tab/><text:tab/><text:span text:style-name="T5">XOR and SWAP???</text:span></text:p>
      <text:p text:style-name="P4"/>
      <text:p text:style-name="P3"><text:tab/>1.4 <text:span text:style-name="T3">Measurements</text:span></text:p>
      <text:p text:style-name="P3"/>
      <text:p text:style-name="P9"><text:tab/><text:tab/>1.4.1 Standard basis (Z)</text:p>
      <text:p text:style-name="P3"/>
      <text:p text:style-name="P9"><text:tab/><text:tab/>1.4.2 Bloch measurement</text:p>
      <text:p text:style-name="P3"/>
      <text:p text:style-name="P10"><text:tab/>1.5 Important Quantum Algorithms</text:p>
      <text:p text:style-name="P3"/>
      <text:p text:style-name="P3"><text:tab/><text:tab/><text:span text:style-name="T6">1.5.1 HHL-Algorithm</text:span></text:p>
      <text:p text:style-name="P3"/>
      <text:p text:style-name="P11"><text:tab/><text:tab/>1.5.2 Quantum phase-estimation Algorithm</text:p>
      <text:p text:style-name="P3"/>
      <text:p text:style-name="P3"/>
      <text:p text:style-name="P3"/>
      <text:p text:style-name="P3"><text:soft-page-break/></text:p>
      <text:p text:style-name="P3"/>
      <text:p text:style-name="P13">Machine Learning</text:p>
      <text:p text:style-name="P13"/>
      <text:p text:style-name="P7"><text:tab/>1.6 Classical Machine Learning</text:p>
      <text:p text:style-name="P7"><text:tab/></text:p>
      <text:p text:style-name="P7"><text:tab/><text:tab/>1.6.1 Supervised Learning</text:p>
      <text:p text:style-name="P7"><text:tab/><text:tab/>k-nearest, SVM, decision trees, ANN</text:p>
      <text:p text:style-name="P7"/>
      <text:p text:style-name="P7"><text:tab/><text:tab/>1.6.2 Unsupervised Learning</text:p>
      <text:p text:style-name="P7"><text:tab/><text:tab/><text:span text:style-name="T4">clustering of data</text:span></text:p>
      <text:p text:style-name="P7"/>
      <text:p text:style-name="P7"><text:tab/><text:tab/>1.6.3 Reinforcement Learning</text:p>
      <text:p text:style-name="P7"><text:tab/></text:p>
      <text:p text:style-name="P7"><text:tab/>1.7 Quantum Machine Learning</text:p>
      <text:p text:style-name="P7"/>
      <text:p text:style-name="P7"><text:tab/><text:tab/>1.7.1 Q Linear regression</text:p>
      <text:p text:style-name="P7"/>
      <text:p text:style-name="P7"><text:tab/><text:tab/>1.7.2 Q k-nearest</text:p>
      <text:p text:style-name="P7"/>
      <text:p text:style-name="P7"><text:tab/><text:tab/>1.7.3 Q SVM</text:p>
      <text:p text:style-name="P7"/>
      <text:p text:style-name="P7"><text:tab/><text:tab/>1.7.4 Q clustering</text:p>
      <text:p text:style-name="P7"/>
      <text:p text:style-name="P7"><text:tab/><text:tab/>1.7.5 QNN (the attempt)</text:p>
      <text:p text:style-name="P15"/>
      <text:p text:style-name="P3"/>
      <text:p text:style-name="P3">2. Materials &amp; Methods</text:p>
      <text:p text:style-name="P3"/>
      <text:p text:style-name="P3">3. Results</text:p>
      <text:p text:style-name="P3"/>
      <text:p text:style-name="P3">4. Discussion</text:p>
      <text:p text:style-name="P3"/>
      <text:p text:style-name="P3">5. Conclusion</text:p>
      <text:p text:style-name="P3"/>
      <text:p text:style-name="P3">6. References</text:p>
      <text:p text:style-name="P3"/>
      <text:p text:style-name="P3">7. Appendi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0:30:15.654143690</meta:creation-date>
    <dc:date>2016-09-05T19:37:03.809008545</dc:date>
    <meta:editing-duration>PT1H38M11S</meta:editing-duration>
    <meta:editing-cycles>6</meta:editing-cycles>
    <meta:generator>LibreOffice/5.1.4.2$Linux_X86_64 LibreOffice_project/10m0$Build-2</meta:generator>
    <meta:document-statistic meta:table-count="0" meta:image-count="0" meta:object-count="0" meta:page-count="2" meta:paragraph-count="43" meta:word-count="139" meta:character-count="976" meta:non-whitespace-character-count="822"/>
  </office:meta>
</office:document-meta>
</file>